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1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cm" fo:margin-bottom="0cm" fo:line-height="200%"/>
    </style:style>
    <style:style style:name="P5" style:family="paragraph">
      <loext:graphic-properties draw:fill="none" draw:fill-color="#ffffff"/>
      <style:paragraph-properties fo:margin-top="0cm" fo:margin-bottom="0cm" fo:line-height="200%"/>
    </style:style>
    <style:style style:name="P6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75cm" svg:height="1.5cm" svg:x="1.25cm" svg:y="1.25cm">
          <draw:text-box>
            <text:p text:style-name="P1"><text:span text:style-name="T1">Kate Winslet (*1975)</text:span></text:p>
          </draw:text-box>
        </draw:frame>
        <draw:frame draw:style-name="gr2" draw:text-style-name="P3" draw:layer="layout" svg:width="9.25cm" svg:height="1cm" svg:x="10cm" svg:y="1.25cm">
          <draw:text-box>
            <text:p>Filme pro Dekade</text:p>
          </draw:text-box>
        </draw:frame>
        <draw:frame draw:style-name="gr3" draw:text-style-name="P5" draw:layer="layout" svg:width="8.5cm" svg:height="11.75cm" svg:x="1.25cm" svg:y="3cm">
          <draw:text-box>
            <text:p text:style-name="P4">Kate Winslets bekanntester Film ist vermutlich <text:span text:style-name="T2">Titanic</text:span>. Den hab ich auch gesehen, ich habe aber einige ihrer anderen Filme wie <text:span text:style-name="T2">Vergiss mein nicht!</text:span> oder <text:span text:style-name="T2">Wenn Träume fliegen lernen</text:span> gesehen.</text:p>
          </draw:text-box>
        </draw:frame>
        <draw:frame draw:style-name="gr4" draw:text-style-name="P6" draw:layer="layout" svg:width="9.772cm" svg:height="5.5cm" svg:x="10cm" svg:y="2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5-12-07T10:18:25.405674804</dc:date>
    <meta:editing-duration>PT18M26S</meta:editing-duration>
    <meta:editing-cycles>9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773cm" svg:height="5.501cm" xlink:href="." xlink:type="simple" chart:class="chart:bar" chart:style-name="ch1">
        <chart:plot-area chart:style-name="ch2" svg:x="0.195cm" svg:y="0.11cm" svg:width="9.383cm" svg:height="5.281cm">
          <chart:coordinate-region svg:x="0.829cm" svg:y="0.309cm" svg:width="8.749cm" svg:height="4.435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990-1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0-20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0-20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